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98c8e9" officeooo:paragraph-rsid="001356e8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9103ef" officeooo:paragraph-rsid="001356e8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922a32" officeooo:paragraph-rsid="001356e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93f470" officeooo:paragraph-rsid="001356e8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94c4ae" officeooo:paragraph-rsid="001356e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95061b" officeooo:paragraph-rsid="001356e8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960d69" officeooo:paragraph-rsid="001356e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9871da" officeooo:paragraph-rsid="001356e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erif" fo:font-style="italic" fo:font-weight="normal" officeooo:rsid="009103ef" officeooo:paragraph-rsid="001356e8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Liberation Serif" fo:font-style="italic" fo:font-weight="normal" officeooo:rsid="0093f470" officeooo:paragraph-rsid="001356e8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Dudu Cyryllic" fo:font-style="normal" fo:font-weight="normal" officeooo:rsid="0093f470" officeooo:paragraph-rsid="001356e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italic" fo:font-weight="normal" officeooo:rsid="00960d69" officeooo:paragraph-rsid="001356e8" style:font-style-asian="italic" style:font-weight-asian="normal" style:font-style-complex="italic" style:font-weight-complex="normal"/>
    </style:style>
    <style:style style:name="P13" style:family="paragraph" style:parent-style-name="Heading_20_2">
      <style:paragraph-properties fo:text-align="center" style:justify-single-word="false"/>
      <style:text-properties style:font-name="Liberation Serif" fo:font-style="italic" fo:font-weight="normal" officeooo:rsid="009103ef" officeooo:paragraph-rsid="001356e8" style:font-style-asian="italic" style:font-weight-asian="normal" style:font-style-complex="italic" style:font-weight-complex="normal"/>
    </style:style>
    <style:style style:name="T1" style:family="text">
      <style:text-properties officeooo:rsid="0174eb17"/>
    </style:style>
    <style:style style:name="T2" style:family="text">
      <style:text-properties officeooo:rsid="0093f470"/>
    </style:style>
    <style:style style:name="T3" style:family="text">
      <style:text-properties officeooo:rsid="038d72db"/>
    </style:style>
    <style:style style:name="T4" style:family="text">
      <style:text-properties officeooo:rsid="024ea892"/>
    </style:style>
    <style:style style:name="T5" style:family="text">
      <style:text-properties officeooo:rsid="02503853"/>
    </style:style>
    <style:style style:name="T6" style:family="text">
      <style:text-properties officeooo:rsid="024a672f"/>
    </style:style>
    <style:style style:name="T7" style:family="text">
      <style:text-properties officeooo:rsid="0095061b"/>
    </style:style>
    <style:style style:name="T8" style:family="text">
      <style:text-properties officeooo:rsid="0011940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96a68a"/>
    </style:style>
    <style:style style:name="T11" style:family="text">
      <style:text-properties officeooo:rsid="024a9401"/>
    </style:style>
    <style:style style:name="T12" style:family="text">
      <style:text-properties officeooo:rsid="0098c8e9"/>
    </style:style>
    <style:style style:name="T13" style:family="text">
      <style:text-properties officeooo:rsid="0267b5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9"/>
      <text:p text:style-name="P2">Вообще-то, работа над рассказом не стала повторным переводом, а скорее восстановлением и уже через месяц я отвёз Жомниру свой последний рассказ Моэма, но уже без портфеля.</text:p>
      <text:p text:style-name="P3">Так, хоть и с месячной задержкой, решение завязать с Моэмом было исполнено, но оно являлось лишь частью более широкого плана действий.</text:p>
      <text:p text:style-name="P3">В нём, как и во всех других моих планах, отсутствовали чёткие конкретные детали. </text:p>
      <text:p text:style-name="P3">Планы мои, они скорее и не планы вовсе, а, типа, ощущения, что надо сделать то-то и то-то. Детали к планам являются уже потом — по ходу исполнения.</text:p>
      <text:p text:style-name="P3">Возник же помянутый широкий план потому, что м<text:span text:style-name="T1">не,</text:span> наконец-то, дошло — никаких моих переводов Жомнир никуда не «засватает». </text:p>
      <text:p text:style-name="P3">Неважно почему, главное, что это точно.</text:p>
      <text:p text:style-name="P3">Что же теперь делать? </text:p>
      <text:p text:style-name="P3"><text:span text:style-name="T1">Да просто надо в</text:span>зять вопрос публикации в свои руки и, для начала, забрать у Жомнира все <text:s/>мои переводы в тонких разнообложечных тетрадочках, что заштабелёваны где-то там, среди прочих бумаг на стеллажах его архивной комнаты.</text:p>
      <text:p text:style-name="P3"/>
      <text:p text:style-name="P3">Я приехал в Нежин и объявил ему о своём намерении забрать свои чёрно-серо-беловики.</text:p>
      <text:p text:style-name="P3">Жомнир не возражал и не расспрашивал. </text:p>
      <text:p text:style-name="P3">Он устроил застолье, ведь за эти годы я стал в их доме чем-то, типа дальнего родственника; бедного, но иногда полезного, как, <text:span text:style-name="T2">скажем,</text:span> при оклейке гостиной комнаты его квартиры <text:span text:style-name="T2">новыми </text:span>обоями.</text:p>
      <text:p text:style-name="P4">Мы сели за квадратный стол, выдвинутый от стены в центр гостиной, и ели всё, что приносила с кухни Мария Антоновна. Мы пили крепкий самогон.</text:p>
      <text:p text:style-name="P4">Жомнир увлечённо рассуждал про недавно раскопанную в каком-то кургане золотую пектораль большой художественной ценности. </text:p>
      <text:p text:style-name="P4"><text:span text:style-name="T3">Меняя тему,</text:span> он спросил какие у меня отношения с Нежиным, имея ввиду Иру.</text:p>
      <text:p text:style-name="P4">Я витиевато ответил, что они, отношения эти, оказались вполне плодотворными, имея ввиду тебя. <text:span text:style-name="T3">Затем</text:span> я осторожно спросил про Иру: как она?</text:p>
      <text:p text:style-name="P4">- Что как?- ответил Жомнир.- Таскается по городу.</text:p>
      <text:p text:style-name="P4">Это садануло мне в солнечное сплетение, хотя не так сильно, как слова Иры, <text:span text:style-name="T4">что у неё есть Саша, она так говорила моей сестре, но та передала их мне уже после нашего развода.</text:span></text:p>
      <text:p text:style-name="P4"><text:span text:style-name="T5">Б</text:span>олее всего меня поразило полное совпадение ответа Жомнира со словами мужика на конотопском кирпичном заводе про Ольгу.</text:p>
      <text:p text:style-name="P11"/>
      <text:p text:style-name="P10"><text:span text:style-name="T1">(...п</text:span>ри всей разнице в образовательном и культурном уровне, когда нам нужно шибануть ближнего, мы пользуемся одним и тем же каменным топором...<text:span text:style-name="T1">)</text:span></text:p>
      <text:p text:style-name="P10"/>
      <text:p text:style-name="P4">Когда пришло время выдвигаться мне <text:s/>на электричку, Жомнир сложил все мои переводы в увесистый целлофановый пакет и вышел проводить меня на вокзал.</text:p>
      <text:p text:style-name="P4">Самогон оказался действительно крепким, но я помню как подкатила электричка и с шипением распахнула дверь на перрон.</text:p>
      <text:p text:style-name="P4">Отказавшись от помощи Жомнира, я пошёл в круглый туннель тамбура с отблесками никелированных поручней по бокам.</text:p>
      <text:p text:style-name="P5">Хватаясь за левый <text:span text:style-name="T3">из них</text:span>, я поднялся внутрь, прошёл к дверям напротив и повесил пакет на тамошний поручень. </text:p>
      <text:p text:style-name="P5">Последнее, что я услышал, был звук захлопывающейся двери за спиной.</text:p>
      <text:p text:style-name="P5">Когда я пришёл в себя, то всё так же стоял, уцепившись левой рукой в головку поручня у дверей. </text:p>
      <text:p text:style-name="P5">Электричка тоже недвижно стояла у четвёртой платформы конотопского Вокзала. </text:p>
      <text:p text:style-name="P5">Она была пуста, потому что по расписанию до её <text:span text:style-name="T1">дальнейшего </text:span>отправления на <text:s/>Хутор <text:soft-page-break/>Михайловский оставалось ещё часа два.</text:p>
      <text:p text:style-name="P5">Каменея мышцами живота, с остановившимся дыханием, я увидел, что поручень пуст. <text:span text:style-name="T1">На</text:span> остальных трёх целлофан тоже <text:s/>не просматривался. </text:p>
      <text:p text:style-name="P5">Дёрнув раздвижную дверь, я зашёл в пустой вагон и взглянул вдоль пустых полок над окнами.</text:p>
      <text:p text:style-name="P5">Я вернулся в тамбур и выдохнул: хху!</text:p>
      <text:p text:style-name="P5"/>
      <text:p text:style-name="P5">Сидеть на <text:span text:style-name="T3">обтянутых кожзаменителем </text:span><text:s/>сиденьях пустой электрички мне не хотелось и я пошёл через подземный переход и привокзальную площадь в парк Лунатика, на твёрдую деревянную скамейку.</text:p>
      <text:p text:style-name="P5">Там я долго сидел без всяких мыслей, только иногда представлял <text:span text:style-name="T6">сам </text:span>себя в виде тупо застывшей статуи над поручнем, с которого снимают целлофан с переводами.</text:p>
      <text:p text:style-name="P5">Кто?!</text:p>
      <text:p text:style-name="P5">Какая разница. Кто бы то ни был, добыча радости не принесла — абсолютная бесполезность. Разве что печку растапливать — хватит на несколько зим...</text:p>
      <text:p text:style-name="P5">Бездумно просидев около часа, я вспомнил, что это день дежурства СМП-615 в народной дружине и побрёл в опорный пункт, где тоже <text:span text:style-name="T6">всего лишь</text:span> сидел — <text:span text:style-name="T6">безучастно, </text:span>отстранённо и молча. </text:p>
      <text:p text:style-name="P5">Только когда пришёл милиционер, я понял, что надо делать дальше.</text:p>
      <text:p text:style-name="P5">- Товарищ капитан, одолжите три рубля до следующего дежурства.</text:p>
      <text:p text:style-name="P5">- Я рублями не одалживаю, могу только сутками. Пятнадцать хватит?</text:p>
      <text:p text:style-name="P5">Его острословие лишь подтвердило правильность <text:span text:style-name="T3">возникшего у меня </text:span>плана.</text:p>
      <text:p text:style-name="P5"/>
      <text:p text:style-name="P5">На следующий день в нашей бригаде нашлись три рубля <text:span text:style-name="T6">и п</text:span>осле работы я поехал в Нежин. Там, в пятиэтажке преподавателей НГПИ в Графском парке я нашёл квартиру улыбчивой Ноны.</text:p>
      <text:p text:style-name="P5">Я сказал, что потерял переводы Моэма, над которыми работал несколько лет. Теперь для их восстановления <text:span text:style-name="T7">мне нужны оригиналы, все из которых собраны в имеющемся у неё четырёхтомнике. Не могла бы она?..</text:span></text:p>
      <text:p text:style-name="P6">Всё так же мило улыбаясь, Нона принесла книги, сложила их в целлофановый пакет и передала мне. </text:p>
      <text:p text:style-name="P6">Как радостно <text:span text:style-name="T3">за</text:span>стучало моё сердце — спасибо!</text:p>
      <text:p text:style-name="P6"/>
      <text:p text:style-name="P6">- Слышь, Мария Антоновна? Этот негодный Огольцов потерял все свои переводы в электричке!</text:p>
      <text:p text:style-name="P6">- А зачем было хлопца поить?</text:p>
      <text:p text:style-name="P6">Мария Антоновна тоже не знала, что <text:span text:style-name="T8">все мои невзгоды или радости, взлёты и падения, <text:s/>исходят от той сволочи в недостижимо далёком будущем, которая сейчас слагает это письмо тебе, лёжа в палатке среди тёмного леса под неумолчное журчанье струй реки Варанда...</text:span></text:p>
      <text:p text:style-name="P6"/>
      <text:p text:style-name="P12"><text:tab/><text:tab/><text:tab/>Привычка свыше нам дана,</text:p>
      <text:p text:style-name="P7"><text:span text:style-name="T9"><text:tab/><text:tab/><text:tab/>Замена счастию она..</text:span>.</text:p>
      <text:p text:style-name="P7">Эта бессмертная строка великого классика без обиняков намекает, что в третий раз в Ромны меня загребли уже чисто по привычке.</text:p>
      <text:p text:style-name="P7">Причём на этот раз почти все в СМП-615 знали, что н<text:span text:style-name="T10">е</text:span> сегодня-завтра меня <text:span text:style-name="T11">хапанýт</text:span>.</text:p>
      <text:p text:style-name="P7"/>
      <text:p text:style-name="P8">Два года спустя, при случайной встрече на тропе вдоль высокой железнодорожной насыпи, позади спортивного комплекса инженерного техникума, меня тоже посвятил наконец-то в это знание отставной майор <text:span text:style-name="T12">П</text:span>етухов, зав отдела кадров СМП-615.</text:p>
      <text:p text:style-name="P1">Без какого-либо нажима с моей стороны, Петухов поведал мне как прораб Ваня чуть ли не ежедневно приезжал с объекта в его кабинет позвонить психиатру Тарасенко о моих очередных отклонениях.</text:p>
      <text:p text:style-name="P1"><text:soft-page-break/>- С утра песни поёт. Может пора?</text:p>
      <text:p text:style-name="P1">- Пусть поёт...</text:p>
      <text:p text:style-name="P1">- Объяснительную написал стихами.</text:p>
      <text:p text:style-name="P1">- Какую объяснительную?</text:p>
      <text:p text:style-name="P1">- Он каску потерял, я потребовал написать объяснительную. Заберёте?</text:p>
      <text:p text:style-name="P1">- Рано...</text:p>
      <text:p text:style-name="P1">- <text:span text:style-name="T13">Pубаху свою</text:span> засунул в дырку плиты перекрытия и засыпал раствором.</text:p>
      <text:p text:style-name="P1">- Вот — то, что надо!. Следите, чтоб никуда не ушё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02:56.364956294</meta:creation-date>
    <dc:date>2017-03-03T16:03:05.535326549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60" meta:word-count="944" meta:character-count="6089" meta:non-whitespace-character-count="5175"/>
    <meta:generator>LibreOffice/4.3.3.2$Linux_x86 LibreOffice_project/430m0$Build-2</meta:generator>
  </office:meta>
</office:document-meta>
</file>